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7ecb" officeooo:paragraph-rsid="001a7ec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text-align="center" style:justify-single-word="false" fo:break-before="page"/>
      <style:text-properties officeooo:rsid="002e8be7" officeooo:paragraph-rsid="002e8be7"/>
    </style:style>
    <style:style style:name="P4"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5" style:family="paragraph" style:parent-style-name="Text_20_body">
      <style:text-properties officeooo:rsid="001a7ecb" officeooo:paragraph-rsid="001a7ecb"/>
    </style:style>
    <style:style style:name="P6" style:family="paragraph" style:parent-style-name="Text_20_body">
      <style:text-properties officeooo:rsid="002ee65d" officeooo:paragraph-rsid="002ee65d"/>
    </style:style>
    <style:style style:name="P7" style:family="paragraph" style:parent-style-name="Text_20_body">
      <style:text-properties style:text-underline-style="solid" style:text-underline-width="auto" style:text-underline-color="font-color" fo:font-weight="bold" officeooo:rsid="00159daa" officeooo:paragraph-rsid="002ee65d" style:font-weight-asian="bold" style:font-weight-complex="bold"/>
    </style:style>
    <style:style style:name="P8"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2ee65d"/>
    </style:style>
    <style:style style:name="P9" style:family="paragraph" style:parent-style-name="Text_20_body" style:list-style-name="L1">
      <style:paragraph-properties fo:margin-left="0cm" fo:margin-right="0cm" fo:margin-top="0cm" fo:margin-bottom="0cm" style:contextual-spacing="false" fo:text-indent="0cm" style:auto-text-indent="false"/>
      <style:text-properties officeooo:rsid="00179bcc" officeooo:paragraph-rsid="002ee65d"/>
    </style:style>
    <style:style style:name="P10" style:family="paragraph" style:parent-style-name="Text_20_body" style:list-style-name="L1">
      <style:paragraph-properties fo:margin-left="0cm" fo:margin-right="0cm" fo:text-indent="0cm" style:auto-text-indent="false"/>
      <style:text-properties officeooo:paragraph-rsid="002ee65d"/>
    </style:style>
    <style:style style:name="P11" style:family="paragraph" style:parent-style-name="Text_20_body">
      <style:paragraph-properties fo:margin-left="0cm" fo:margin-right="0cm" fo:text-indent="0cm" style:auto-text-indent="false"/>
      <style:text-properties officeooo:rsid="00163c60" officeooo:paragraph-rsid="002ee65d"/>
    </style:style>
    <style:style style:name="P12" style:family="paragraph" style:parent-style-name="Text_20_body">
      <style:text-properties style:text-underline-style="solid" style:text-underline-width="auto" style:text-underline-color="font-color" officeooo:rsid="00306304" officeooo:paragraph-rsid="00306304"/>
    </style:style>
    <style:style style:name="P13" style:family="paragraph" style:parent-style-name="Text_20_body">
      <style:text-properties officeooo:paragraph-rsid="001cbe53"/>
    </style:style>
    <style:style style:name="P14" style:family="paragraph" style:parent-style-name="Text_20_body">
      <style:text-properties fo:color="#ff0000" loext:opacity="100%" style:text-underline-style="none" officeooo:rsid="00306304" officeooo:paragraph-rsid="00306304"/>
    </style:style>
    <style:style style:name="P15" style:family="paragraph" style:parent-style-name="Text_20_body">
      <style:text-properties style:text-underline-style="none" officeooo:rsid="00306304" officeooo:paragraph-rsid="00306304"/>
    </style:style>
    <style:style style:name="P16" style:family="paragraph" style:parent-style-name="Text_20_body">
      <style:text-properties officeooo:rsid="00099e0f" officeooo:paragraph-rsid="000669c3"/>
    </style:style>
    <style:style style:name="P17" style:family="paragraph" style:parent-style-name="Text_20_body">
      <style:text-properties officeooo:rsid="00099e0f" officeooo:paragraph-rsid="00099e0f"/>
    </style:style>
    <style:style style:name="P18" style:family="paragraph" style:parent-style-name="Text_20_body" style:list-style-name="L2">
      <style:text-properties fo:color="#ff0000" loext:opacity="100%" fo:font-weight="bold" officeooo:rsid="0031d03e" officeooo:paragraph-rsid="0031d03e" style:font-weight-asian="bold" style:font-weight-complex="bold"/>
    </style:style>
    <style:style style:name="P19" style:family="paragraph" style:parent-style-name="Text_20_body" style:list-style-name="L2">
      <style:text-properties officeooo:paragraph-rsid="000ac7f6"/>
    </style:style>
    <style:style style:name="P20" style:family="paragraph" style:parent-style-name="Explicación">
      <style:text-properties officeooo:paragraph-rsid="001e0975"/>
    </style:style>
    <style:style style:name="P21" style:family="paragraph" style:parent-style-name="Text_20_body" style:list-style-name="L3">
      <style:text-properties officeooo:rsid="000bb69b" officeooo:paragraph-rsid="000bb69b"/>
    </style:style>
    <style:style style:name="P22" style:family="paragraph" style:parent-style-name="Text_20_body">
      <style:text-properties officeooo:rsid="000d0e5a" officeooo:paragraph-rsid="000d0e5a"/>
    </style:style>
    <style:style style:name="P23" style:family="paragraph" style:parent-style-name="Standard">
      <style:text-properties officeooo:rsid="003404c6" officeooo:paragraph-rsid="003404c6"/>
    </style:style>
    <style:style style:name="P24" style:family="paragraph" style:parent-style-name="Text_20_body">
      <style:text-properties fo:font-weight="normal" officeooo:rsid="000dd20f" officeooo:paragraph-rsid="000dd20f" style:font-weight-asian="normal" style:font-weight-complex="normal"/>
    </style:style>
    <style:style style:name="P25" style:family="paragraph" style:parent-style-name="Text_20_body">
      <style:text-properties fo:font-weight="normal" officeooo:rsid="003404c6" officeooo:paragraph-rsid="003404c6" style:font-weight-asian="normal" style:font-weight-complex="normal"/>
    </style:style>
    <style:style style:name="P26" style:family="paragraph" style:parent-style-name="Text_20_body">
      <style:text-properties fo:font-weight="normal" officeooo:rsid="003742d7" officeooo:paragraph-rsid="003742d7" style:font-weight-asian="normal" style:font-weight-complex="normal"/>
    </style:style>
    <style:style style:name="P27" style:family="paragraph" style:parent-style-name="Text_20_body">
      <style:text-properties fo:color="#ff0000" loext:opacity="100%" fo:font-weight="normal" officeooo:rsid="003742d7" officeooo:paragraph-rsid="003742d7" style:font-weight-asian="normal" style:font-weight-complex="normal"/>
    </style:style>
    <style:style style:name="P28" style:family="paragraph" style:parent-style-name="Text_20_body">
      <style:text-properties fo:font-weight="normal" officeooo:rsid="00356620" officeooo:paragraph-rsid="00356620" style:font-weight-asian="normal" style:font-weight-complex="normal"/>
    </style:style>
    <style:style style:name="P29" style:family="paragraph" style:parent-style-name="Text_20_body">
      <style:text-properties officeooo:rsid="00099e0f" officeooo:paragraph-rsid="000dd20f"/>
    </style:style>
    <style:style style:name="P30" style:family="paragraph" style:parent-style-name="Text_20_body">
      <style:text-properties officeooo:rsid="000dd20f" officeooo:paragraph-rsid="000dd20f"/>
    </style:style>
    <style:style style:name="P31" style:family="paragraph" style:parent-style-name="Text_20_body">
      <style:text-properties fo:font-weight="normal" officeooo:rsid="003742d7" officeooo:paragraph-rsid="00388dbf" style:font-weight-asian="normal" style:font-weight-complex="normal"/>
    </style:style>
    <style:style style:name="P32" style:family="paragraph" style:parent-style-name="Text_20_body">
      <style:text-properties fo:color="#ff0000" loext:opacity="100%" fo:font-weight="normal" officeooo:rsid="003742d7" officeooo:paragraph-rsid="00388dbf" style:font-weight-asian="normal" style:font-weight-complex="normal"/>
    </style:style>
    <style:style style:name="P33" style:family="paragraph" style:parent-style-name="Text_20_body">
      <style:text-properties fo:font-weight="normal" officeooo:rsid="003404c6" officeooo:paragraph-rsid="00388dbf" style:font-weight-asian="normal" style:font-weight-complex="normal"/>
    </style:style>
    <style:style style:name="P34" style:family="paragraph" style:parent-style-name="Standard">
      <style:text-properties officeooo:rsid="003404c6" officeooo:paragraph-rsid="00388dbf"/>
    </style:style>
    <style:style style:name="P35" style:family="paragraph" style:parent-style-name="Text_20_body">
      <style:text-properties fo:font-weight="normal" officeooo:rsid="000dd20f" officeooo:paragraph-rsid="00388dbf" style:font-weight-asian="normal" style:font-weight-complex="normal"/>
    </style:style>
    <style:style style:name="P36" style:family="paragraph" style:parent-style-name="Text_20_body">
      <style:text-properties officeooo:rsid="00177113" officeooo:paragraph-rsid="002365f3"/>
    </style:style>
    <style:style style:name="P37" style:family="paragraph" style:parent-style-name="Text_20_body">
      <style:text-properties officeooo:paragraph-rsid="003a83af"/>
    </style:style>
    <style:style style:name="P38" style:family="paragraph" style:parent-style-name="Text_20_body">
      <style:text-properties officeooo:rsid="003a83af" officeooo:paragraph-rsid="003a83af"/>
    </style:style>
    <style:style style:name="P39" style:family="paragraph" style:parent-style-name="Text_20_body">
      <style:text-properties officeooo:rsid="003c7244" officeooo:paragraph-rsid="003c7244"/>
    </style:style>
    <style:style style:name="P40" style:family="paragraph" style:parent-style-name="Text_20_body">
      <style:text-properties fo:font-weight="normal" officeooo:rsid="003742d7" officeooo:paragraph-rsid="003c7244" style:font-weight-asian="normal" style:font-weight-complex="normal"/>
    </style:style>
    <style:style style:name="P41" style:family="paragraph" style:parent-style-name="Text_20_body">
      <style:text-properties fo:color="#ff0000" loext:opacity="100%" fo:font-weight="normal" officeooo:rsid="003742d7" officeooo:paragraph-rsid="003c7244" style:font-weight-asian="normal" style:font-weight-complex="normal"/>
    </style:style>
    <style:style style:name="P42" style:family="paragraph" style:parent-style-name="Text_20_body">
      <style:text-properties fo:font-weight="normal" officeooo:rsid="003404c6" officeooo:paragraph-rsid="003c7244" style:font-weight-asian="normal" style:font-weight-complex="normal"/>
    </style:style>
    <style:style style:name="P43" style:family="paragraph" style:parent-style-name="Standard">
      <style:text-properties officeooo:rsid="003404c6" officeooo:paragraph-rsid="003c7244"/>
    </style:style>
    <style:style style:name="P44" style:family="paragraph" style:parent-style-name="Text_20_body">
      <style:text-properties fo:font-weight="normal" officeooo:rsid="000dd20f" officeooo:paragraph-rsid="003c7244" style:font-weight-asian="normal" style:font-weight-complex="normal"/>
    </style:style>
    <style:style style:name="P45" style:family="paragraph" style:parent-style-name="Text_20_body">
      <style:text-properties officeooo:rsid="003be473" officeooo:paragraph-rsid="003be473"/>
    </style:style>
    <style:style style:name="P46" style:family="paragraph" style:parent-style-name="Text_20_body">
      <style:text-properties officeooo:rsid="00099e0f" officeooo:paragraph-rsid="000ac7f6"/>
    </style:style>
    <style:style style:name="T1" style:family="text">
      <style:text-properties officeooo:rsid="00179bcc"/>
    </style:style>
    <style:style style:name="T2" style:family="text">
      <style:text-properties officeooo:rsid="000bb69b"/>
    </style:style>
    <style:style style:name="T3" style:family="text">
      <style:text-properties fo:color="#ff0000" loext:opacity="100%" officeooo:rsid="002e8be7"/>
    </style:style>
    <style:style style:name="T4" style:family="text">
      <style:text-properties officeooo:rsid="0029b40e"/>
    </style:style>
    <style:style style:name="T5" style:family="text">
      <style:text-properties officeooo:rsid="000ac7f6"/>
    </style:style>
    <style:style style:name="T6" style:family="text">
      <style:text-properties fo:color="#ff0000" loext:opacity="100%" officeooo:rsid="0031d03e"/>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type="double" style:text-underline-width="auto" style:text-underline-color="font-color"/>
    </style:style>
    <style:style style:name="T9" style:family="text">
      <style:text-properties officeooo:rsid="00273134"/>
    </style:style>
    <style:style style:name="T10" style:family="text">
      <style:text-properties officeooo:rsid="000dd20f"/>
    </style:style>
    <style:style style:name="T11" style:family="text">
      <style:text-properties fo:color="#ff0000" loext:opacity="100%" style:text-underline-style="solid" style:text-underline-width="auto" style:text-underline-color="font-color" fo:font-weight="bold" officeooo:rsid="003404c6" style:font-weight-asian="bold" style:font-weight-complex="bold"/>
    </style:style>
    <style:style style:name="T12" style:family="text">
      <style:text-properties style:text-underline-style="solid" style:text-underline-width="auto" style:text-underline-color="font-color" fo:font-weight="bold" officeooo:rsid="003404c6" style:font-weight-asian="bold" style:font-weight-complex="bold"/>
    </style:style>
    <style:style style:name="T13" style:family="text">
      <style:text-properties officeooo:rsid="00356620"/>
    </style:style>
    <style:style style:name="T14" style:family="text">
      <style:text-properties officeooo:rsid="003742d7"/>
    </style:style>
    <style:style style:name="T15" style:family="text">
      <style:text-properties fo:color="#ff0000" loext:opacity="100%" style:text-underline-style="solid" style:text-underline-width="auto" style:text-underline-color="font-color" fo:font-weight="bold" officeooo:rsid="003742d7" style:font-weight-asian="bold" style:font-weight-complex="bold"/>
    </style:style>
    <style:style style:name="T16" style:family="text">
      <style:text-properties style:text-underline-style="solid" style:text-underline-width="auto" style:text-underline-color="font-color" fo:font-weight="bold" officeooo:rsid="003742d7" style:font-weight-asian="bold" style:font-weight-complex="bold"/>
    </style:style>
    <style:style style:name="T17" style:family="text">
      <style:text-properties fo:color="#ff0000" loext:opacity="100%" style:text-underline-style="solid" style:text-underline-width="auto" style:text-underline-color="font-color"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officeooo:rsid="003be473"/>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type="double" style:text-underline-width="auto" style:text-underline-color="font-color" fo:font-weight="bold" officeooo:rsid="003c7244" style:font-weight-asian="bold" style:font-weight-complex="bold"/>
    </style:style>
    <style:style style:name="T22" style:family="text">
      <style:text-properties officeooo:rsid="003c7244"/>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Yago Otero Martínez </text:p>
      <text:p text:style-name="P1">NombreTarea</text:p>
      <text:p text:style-name="Text_20_body"/>
      <text:table-of-content text:style-name="Sect1" text:protected="true" text:name="Suma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text:a xlink:type="simple" xlink:href="#__RefHeading___Toc1_3888555425" text:style-name="Index_20_Link" text:visited-style-name="Index_20_Link">NombreTarea<text:tab/>2</text:a></text:p>
        </text:index-body>
      </text:table-of-content>
      <text:p text:style-name="Text_20_body"/>
      <text:h text:style-name="P3" text:outline-level="1"><text:bookmark-start text:name="__RefHeading___Toc1_3888555425"/>Tarea 7 corregida<text:bookmark-end text:name="__RefHeading___Toc1_3888555425"/></text:h>
      <text:p text:style-name="P4">Enunciado</text:p>
      <text:p text:style-name="P5">Captura</text:p>
      <text:p text:style-name="P6">________________________________________________________________________________</text:p>
      <text:p text:style-name="P7"><text:bookmark text:name="yui_3_17_2_1_1736493699128_58"/>Indica si existen las siguientes dependencias:</text:p>
      <text:list text:style-name="L1">
        <text:list-item>
          <text:list>
            <text:list-item>
              <text:p text:style-name="P8">Codigo_película, nomeDirector → Título</text:p>
              <text:p text:style-name="P9">Sí , parcialmente sería .</text:p>
              <text:p text:style-name="P8"/>
            </text:list-item>
            <text:list-item>
              <text:p text:style-name="P10">DNI, num_familiar → datanacemento, datanacemento_familiar: </text:p>
            </text:list-item>
          </text:list>
        </text:list-item>
      </text:list>
      <text:p text:style-name="P11">Si , si que existen estas dos dependencias , datanacement<text:span text:style-name="T1">o</text:span> sien<text:span text:style-name="T1">do</text:span> parcial de DNI y datanacemento_familiar siendo completa de las dos . </text:p>
      <text:h text:style-name="Heading_20_2" text:outline-level="2"><text:bookmark-start text:name="__RefHeading___Toc120_4159016690"/><text:span text:style-name="T2">1. </text:span>Dependencias funcionales:<text:bookmark-end text:name="__RefHeading___Toc120_4159016690"/></text:h>
      <text:p text:style-name="P12">TABLA SOCIOS</text:p>
      <text:p text:style-name="Text_20_body">DNI ↔ num_socio </text:p>
      <text:p text:style-name="P13">num_socio + num_familiar → nome_familiar , Datanacemento_familiar </text:p>
      <text:p text:style-name="P13">num_socio → nome, apellidos, Datanacemento, Enderezo </text:p>
      <text:p text:style-name="P12"/>
      <text:p text:style-name="P12">TABLA PELICULAS</text:p>
      <text:p text:style-name="P13">cod_pelicula → título , xenero , anoProduccion, nomeDirector </text:p>
      <text:p text:style-name="P13">cod_pelicula + numero_copia <text:span text:style-name="T3">+ fecha_alquiler</text:span> → data-devolucion , num-socio </text:p>
      <text:p text:style-name="P13"/>
      <text:p text:style-name="P12">TABLA ACTORES</text:p>
      <text:p text:style-name="P14">cod_pelicula + nombreActor → ø </text:p>
      <text:p text:style-name="P15">nomeActor → dataNacemento-actor , nacionalidade </text:p>
      <text:p text:style-name="P16"/>
      <text:p text:style-name="P17"/>
      <text:h text:style-name="Heading_20_2" text:outline-level="2"><text:bookmark-start text:name="__RefHeading___Toc122_4159016690"/><text:span text:style-name="T2">2.1 </text:span>Identificación de claves candidatas<text:bookmark-end text:name="__RefHeading___Toc122_4159016690"/></text:h>
      <text:p text:style-name="Explicación">¿Que son las claves candidatas? Claves primarias y alternativas <text:span text:style-name="T4">que te den el resultado de todos los atributos</text:span></text:p>
      <text:list text:style-name="L2">
        <text:list-header>
          <text:p text:style-name="P18">Hay que separar las claves por cada tabla</text:p>
        </text:list-header>
        <text:list-item>
          <text:p text:style-name="P19"><text:span text:style-name="T5">Claves primarias : </text:span>num_socio , cod_pelicula , nome_actor, num_familiar, numero_copia , <text:span text:style-name="T6">fecha_alquiler</text:span></text:p>
        </text:list-item>
        <text:list-item>
          <text:p text:style-name="P19"><text:soft-page-break/><text:span text:style-name="T5">Claves alternativas : </text:span>DNI </text:p>
        </text:list-item>
      </text:list>
      <text:h text:style-name="Heading_20_2" text:outline-level="2"><text:bookmark-start text:name="__RefHeading___Toc124_4159016690"/><text:span text:style-name="T2">2.2 </text:span>Identificación atributos primos y no primos<text:bookmark-end text:name="__RefHeading___Toc124_4159016690"/></text:h>
      <text:p text:style-name="P20">Los atributos primos son los atributos que son alguna clave pero los no primos son los que pertenecen a una clave pero no lo son . </text:p>
      <text:p text:style-name="P5">DESGLOSE</text:p>
      <text:p text:style-name="P5">SOCIOS(<text:span text:style-name="T7">num_socio</text:span>, <text:span text:style-name="T8">DNI</text:span> , Nome , Apelidos , DataNacemento , Enderezo, <text:span text:style-name="T7">núm</text:span>_<text:span text:style-name="T7">familiar</text:span>, nome_familiar, datanacemento_familiar) </text:p>
      <text:p text:style-name="P5"/>
      <text:p text:style-name="P5">PELÍCULAS(<text:span text:style-name="T7">cod</text:span>_<text:span text:style-name="T7">pelicula</text:span>, titulo , genero , precio_alquiler. AnoProduccion, nombreDirector, nueroCopia, <text:span text:style-name="T7">fechaAlquiler</text:span>, fecha-devolucion , num-socio) </text:p>
      <text:list text:style-name="L3">
        <text:list-item>
          <text:p text:style-name="P21">No primos: </text:p>
        </text:list-item>
      </text:list>
      <text:h text:style-name="Heading_20_2" text:outline-level="2"><text:bookmark-start text:name="__RefHeading___Toc126_4159016690"/><text:span text:style-name="T2">3.1 </text:span>Proceso de normalización 1FN<text:bookmark-end text:name="__RefHeading___Toc126_4159016690"/></text:h>
      <text:p text:style-name="Explicación">Lo que se busca en este proceso es que no haya atributos multivalorados, <text:span text:style-name="T9">tenemos varias opciones: </text:span></text:p>
      <text:p text:style-name="Explicación"><text:tab/><text:span text:style-name="T9">1.Pasar la multivalorada como clave para que así solo haya uno pero se tendrían que repetir las filas con todos los datos por cada valor del multivalorado por lo que existiría la redundancia de datos</text:span></text:p>
      <text:p text:style-name="P22"/>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0">o sea que los atributos no primos que no dependan de todas las claves hay que separarlos . </text:span></text:p>
      <text:p text:style-name="Explicación">Cuando se descompone se pasa el atributo como clave foránea <text:s/>+ clave candidata primaria</text:p>
      <text:p text:style-name="P23">num_socio no esta de forma completa debido a que no dependen completamente de numFamiliar</text:p>
      <text:p text:style-name="P23"/>
      <text:p text:style-name="P23">SOCIOS(<text:span text:style-name="T7">numSocio</text:span>, DNI , Nome , Apelidos , DataNacemento , Enderezo,) </text:p>
      <text:p text:style-name="P24">FAMILIAR( <text:span text:style-name="T11">numSocio</text:span><text:span text:style-name="T12">, DNI,</text:span> num_familiar, nome_familiar, datanacemento_familiar)</text:p>
      <text:p text:style-name="P24"/>
      <text:p text:style-name="P25">PELICULAS no está en esta regla debido a que <text:span text:style-name="T13">atributos como título , genero no depende completamente de las tres claves candidatas.</text:span></text:p>
      <text:p text:style-name="P25">PELÍCULAS(cod_pelicula, titulo , genero , precio_alquiler. AnoProduccion, nombreDirector) </text:p>
      <text:p text:style-name="P25"><text:span text:style-name="T14">PRESTAMOS</text:span>(<text:span text:style-name="T15">codPelicula</text:span><text:span text:style-name="T16">,</text:span><text:span text:style-name="T7"> nueroCopia</text:span>, <text:span text:style-name="T17">fechaAlquiler</text:span>, fecha-devolucion , num-socio) </text:p>
      <text:p text:style-name="P25"/>
      <text:p text:style-name="P26">ACTORES tampoco estaría</text:p>
      <text:p text:style-name="P26">ACTORES(<text:span text:style-name="T7">NombreActor</text:span>, FechaNacimiento, Nacionalidad)</text:p>
      <text:p text:style-name="P27">ACTUACIÓN(<text:span text:style-name="T7">codPelicula</text:span>, <text:span text:style-name="T7">nombreActor</text:span>)</text:p>
      <text:p text:style-name="P28"><text:s/></text:p>
      <text:p text:style-name="P29"><text:soft-page-break/></text:p>
      <text:p text:style-name="P30"><text:span text:style-name="T18">Solución</text:span> : </text:p>
      <text:p text:style-name="P31">ACTORES(<text:span text:style-name="T7">NombreActor</text:span>, FechaNacimiento, Nacionalidad)</text:p>
      <text:p text:style-name="P32">ACTUACIÓN(<text:span text:style-name="T7">codPelicula</text:span>, <text:span text:style-name="T7">nombreActor</text:span>)</text:p>
      <text:p text:style-name="P33">PELÍCULAS(cod_pelicula, titulo , genero , precio_alquiler. AnoProduccion, nombreDirector) </text:p>
      <text:p text:style-name="P33"><text:span text:style-name="T14">PRESTAMOS</text:span>(<text:span text:style-name="T16">codPelicula,</text:span><text:span text:style-name="T7"> nueroCopia</text:span>, <text:span text:style-name="T7">fechaAlquiler</text:span>, fecha-devolucion , num-socio) </text:p>
      <text:p text:style-name="P34">SOCIOS(<text:span text:style-name="T7">numSocio</text:span> , Nome , Apelidos , DataNacemento , Enderezo) </text:p>
      <text:p text:style-name="P34"/>
      <text:p text:style-name="P35">FAMILIAR( <text:span text:style-name="T11">numSocio</text:span><text:span text:style-name="T12">, DNI,</text:span> num_familiar, nome_familiar, datanacemento_familiar)</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36"/>
      <text:p text:style-name="P37">1.- num_socio , num_familiar, numCopia, cod_pelicula, Genero </text:p>
      <text:p text:style-name="P37">2.- DNI , num_familiar, numCopia, cod_pelicula, Genero </text:p>
      <text:p text:style-name="P37">3. num_socio no es CC</text:p>
      <text:p text:style-name="P37">4.- DNI no es CC </text:p>
      <text:p text:style-name="P37"/>
      <text:p text:style-name="P38">Todas están menos “FAMILIAR” <text:span text:style-name="T19">porqué numSocio ↔ DNI</text:span></text:p>
      <text:p text:style-name="P39">Los determinantes funcionales numSocio y DNI , <text:span text:style-name="T20">NO SON CLAVES CANDIDATAS</text:span></text:p>
      <text:p text:style-name="P40">ACTORES(<text:span text:style-name="T7">NombreActor</text:span>, FechaNacimiento, Nacionalidad)</text:p>
      <text:p text:style-name="P41">ACTUACIÓN(<text:span text:style-name="T7">codPelicula</text:span>, <text:span text:style-name="T7">nombreActor</text:span>)</text:p>
      <text:p text:style-name="P42">PELÍCULAS(cod_pelicula, titulo , genero , precio_alquiler. AnoProduccion, nombreDirector) </text:p>
      <text:p text:style-name="P42"><text:span text:style-name="T14">PRESTAMOS</text:span>(<text:span text:style-name="T16">codPelicula,</text:span><text:span text:style-name="T7"> nueroCopia</text:span>, <text:span text:style-name="T7">fechaAlquiler</text:span>, fecha-devolucion , num-socio) </text:p>
      <text:p text:style-name="P43">SOCIOS(<text:span text:style-name="T7">numSocio</text:span> , <text:span text:style-name="T21">DNI</text:span><text:span text:style-name="T22">, </text:span>Nome , Apelidos , DataNacemento , Enderezo) </text:p>
      <text:p text:style-name="P43"/>
      <text:p text:style-name="P44">FAMILIAR( <text:span text:style-name="T11">numSocio</text:span><text:span text:style-name="T12">,</text:span> num_familiar, nome_familiar, datanacemento_familiar)</text:p>
      <text:p text:style-name="P45"/>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0T09:29:30.222000000</dc:date>
    <meta:editing-duration>PT3H34M5S</meta:editing-duration>
    <meta:editing-cycles>36</meta:editing-cycles>
    <meta:generator>LibreOffice/24.8.3.2$Windows_X86_64 LibreOffice_project/48a6bac9e7e268aeb4c3483fcf825c94556d9f92</meta:generator>
    <meta:document-statistic meta:table-count="0" meta:image-count="0" meta:object-count="0" meta:page-count="4" meta:paragraph-count="74" meta:word-count="566" meta:character-count="4301" meta:non-whitespace-character-count="3782"/>
  </office:meta>
</office:document-meta>
</file>